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4pt" style:text-underline-style="solid" style:text-underline-width="auto" style:text-underline-color="font-color" fo:font-weight="bold" officeooo:rsid="001652a1" officeooo:paragraph-rsid="001652a1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1652a1" officeooo:paragraph-rsid="001652a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bold" officeooo:rsid="001652a1" officeooo:paragraph-rsid="001652a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4pt" style:text-underline-style="none" fo:font-weight="normal" officeooo:rsid="001652a1" officeooo:paragraph-rsid="001652a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4pt" style:text-underline-style="none" fo:font-weight="bold" officeooo:rsid="001652a1" officeooo:paragraph-rsid="001652a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4pt" style:text-underline-style="solid" style:text-underline-width="auto" style:text-underline-color="font-color" fo:font-weight="bold" officeooo:rsid="001652a1" officeooo:paragraph-rsid="001652a1" style:font-size-asian="12.25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– 3 :</text:p>
      <text:p text:style-name="P1">POLYNOMIAL MANIPULATION USING LIST ADT</text:p>
      <text:p text:style-name="P1"/>
      <text:p text:style-name="P2">K Mahesh Bharadwaj</text:p>
      <text:p text:style-name="P2">185001089</text:p>
      <text:p text:style-name="P2"/>
      <text:p text:style-name="P5">#Prototypes.h</text:p>
      <text:p text:style-name="P5"/>
      <text:p text:style-name="P4">//Structure Prototype</text:p>
      <text:p text:style-name="P4">struct Node;</text:p>
      <text:p text:style-name="P4"/>
      <text:p text:style-name="P4"/>
      <text:p text:style-name="P4">typedef struct Node Node;</text:p>
      <text:p text:style-name="P4"/>
      <text:p text:style-name="P4"/>
      <text:p text:style-name="P4">//Function Prototypes</text:p>
      <text:p text:style-name="P4"/>
      <text:p text:style-name="P4">Node* createEmptyList();</text:p>
      <text:p text:style-name="P4">void insert(Node * head,const int c,const int e);</text:p>
      <text:p text:style-name="P4">void insertMiddle(Node * prev,int c, int e);</text:p>
      <text:p text:style-name="P4">Node * findPrevious(Node * head,int e);</text:p>
      <text:p text:style-name="P4">void deleteList(Node * head);</text:p>
      <text:p text:style-name="P4">void putList(Node * head);</text:p>
      <text:p text:style-name="P4">Node* addPolynomials(Node * head1,Node * head2);</text:p>
      <text:p text:style-name="P4">Node * product(Node * head1,Node * head2);</text:p>
      <text:p text:style-name="P4"/>
      <text:p text:style-name="P4"/>
      <text:p text:style-name="P5">#StructureDefinition.h</text:p>
      <text:p text:style-name="P5"/>
      <text:p text:style-name="P4">typedef struct Node{</text:p>
      <text:p text:style-name="P4"><text:tab/>int c,e;</text:p>
      <text:p text:style-name="P4"><text:tab/>struct Node * next;</text:p>
      <text:p text:style-name="P4">} Node;</text:p>
      <text:p text:style-name="P4"/>
      <text:p text:style-name="P4">int isEmpty(Node * head){</text:p>
      <text:p text:style-name="P4"><text:tab/>return head -&gt; next == 0;</text:p>
      <text:p text:style-name="P4">}</text:p>
      <text:p text:style-name="P4"/>
      <text:p text:style-name="P4">Node* createEmptyList(){</text:p>
      <text:p text:style-name="P4"><text:soft-page-break/><text:tab/>Node * tmp = (Node*)malloc(sizeof(Node));</text:p>
      <text:p text:style-name="P4"><text:tab/>if(!tmp){</text:p>
      <text:p text:style-name="P4"><text:tab/><text:tab/>printf("Fatal Error!\n");</text:p>
      <text:p text:style-name="P4"><text:tab/><text:tab/>exit(0);</text:p>
      <text:p text:style-name="P4"><text:tab/>}</text:p>
      <text:p text:style-name="P4"/>
      <text:p text:style-name="P4"><text:tab/>tmp-&gt;next = 0;</text:p>
      <text:p text:style-name="P4"><text:tab/>return tmp;</text:p>
      <text:p text:style-name="P4">}</text:p>
      <text:p text:style-name="P4"/>
      <text:p text:style-name="P4">void insert(Node * head,const int c,const int e){</text:p>
      <text:p text:style-name="P4"><text:tab/>Node * tmp = (Node*)malloc(sizeof(Node)),</text:p>
      <text:p text:style-name="P4"><text:tab/><text:tab/> * ptr ;</text:p>
      <text:p text:style-name="P4"><text:tab/>if(!tmp){</text:p>
      <text:p text:style-name="P4"><text:tab/><text:tab/>printf("Fatal Error!\n");</text:p>
      <text:p text:style-name="P4"><text:tab/><text:tab/>exit(0);</text:p>
      <text:p text:style-name="P4"><text:tab/>}</text:p>
      <text:p text:style-name="P4"><text:tab/>tmp -&gt; c = c;</text:p>
      <text:p text:style-name="P4"><text:tab/>tmp -&gt; e = e;</text:p>
      <text:p text:style-name="P4"><text:tab/>tmp -&gt; next = 0;</text:p>
      <text:p text:style-name="P4"><text:tab/>if(isEmpty(head))</text:p>
      <text:p text:style-name="P4"><text:tab/><text:tab/>head -&gt; next = tmp;</text:p>
      <text:p text:style-name="P4"><text:tab/>else{</text:p>
      <text:p text:style-name="P4"><text:tab/><text:tab/>ptr = head -&gt; next;</text:p>
      <text:p text:style-name="P4"><text:tab/><text:tab/>while(ptr -&gt; next)</text:p>
      <text:p text:style-name="P4"><text:tab/><text:tab/><text:tab/>ptr = ptr -&gt; next;</text:p>
      <text:p text:style-name="P4"><text:tab/><text:tab/>ptr -&gt; next = tmp;</text:p>
      <text:p text:style-name="P4"><text:tab/>}</text:p>
      <text:p text:style-name="P4">}</text:p>
      <text:p text:style-name="P4"/>
      <text:p text:style-name="P4">void insertMiddle(Node * prev,int c, int e){</text:p>
      <text:p text:style-name="P4"><text:tab/>Node * tmp = (Node*)malloc(sizeof(Node));</text:p>
      <text:p text:style-name="P4"><text:tab/>tmp -&gt; c = c;</text:p>
      <text:p text:style-name="P4"><text:tab/>tmp -&gt; e = e;</text:p>
      <text:p text:style-name="P4"><text:tab/>tmp -&gt; next <text:s/>= prev -&gt; next;</text:p>
      <text:p text:style-name="P4"><text:tab/>prev -&gt; next = tmp; </text:p>
      <text:p text:style-name="P4">}</text:p>
      <text:p text:style-name="P4"/>
      <text:p text:style-name="P4">void deleteList(Node * head){</text:p>
      <text:p text:style-name="P4"><text:tab/>Node * tmp;</text:p>
      <text:p text:style-name="P4"><text:tab/>while(head -&gt; next!= 0){</text:p>
      <text:p text:style-name="P4"><text:tab/><text:tab/>tmp = head;</text:p>
      <text:p text:style-name="P4"><text:tab/><text:tab/>head = head-&gt;next;</text:p>
      <text:p text:style-name="P4"><text:tab/><text:tab/>free(tmp);</text:p>
      <text:p text:style-name="P4"><text:soft-page-break/><text:tab/>}</text:p>
      <text:p text:style-name="P4">}</text:p>
      <text:p text:style-name="P4"/>
      <text:p text:style-name="P4">void putList(Node * head){</text:p>
      <text:p text:style-name="P4"><text:tab/>if(!isEmpty(head)){</text:p>
      <text:p text:style-name="P4"><text:tab/><text:tab/>Node * tmp = head -&gt; next;</text:p>
      <text:p text:style-name="P4"><text:tab/><text:tab/>while(tmp){</text:p>
      <text:p text:style-name="P4"><text:tab/><text:tab/><text:tab/>printf("%+dx^%d ",tmp -&gt; c,tmp -&gt; e);</text:p>
      <text:p text:style-name="P4"><text:tab/><text:tab/><text:tab/>tmp = tmp -&gt; next;</text:p>
      <text:p text:style-name="P4"><text:tab/><text:tab/>}</text:p>
      <text:p text:style-name="P4"><text:tab/><text:tab/>printf("\n");</text:p>
      <text:p text:style-name="P4"><text:tab/>}</text:p>
      <text:p text:style-name="P4"><text:tab/>else</text:p>
      <text:p text:style-name="P4"><text:tab/><text:tab/>printf("Empty List!\n");<text:tab/></text:p>
      <text:p text:style-name="P4">}</text:p>
      <text:p text:style-name="P4"/>
      <text:p text:style-name="P4">Node* addPolynomials(Node * head1,Node * head2){</text:p>
      <text:p text:style-name="P4"><text:tab/>//Check if either list is empty</text:p>
      <text:p text:style-name="P4"><text:tab/>if(isEmpty(head1)){</text:p>
      <text:p text:style-name="P4"><text:tab/><text:tab/>if(!isEmpty(head2))</text:p>
      <text:p text:style-name="P4"><text:tab/><text:tab/><text:tab/>return head2;</text:p>
      <text:p text:style-name="P4"><text:tab/>}</text:p>
      <text:p text:style-name="P4"><text:tab/>else{</text:p>
      <text:p text:style-name="P4"><text:tab/><text:tab/>if(isEmpty(head2))</text:p>
      <text:p text:style-name="P4"><text:tab/><text:tab/><text:tab/>return head1;</text:p>
      <text:p text:style-name="P4"><text:tab/>}</text:p>
      <text:p text:style-name="P4"/>
      <text:p text:style-name="P4"><text:tab/>Node * head = createEmptyList(),</text:p>
      <text:p text:style-name="P4"><text:tab/><text:tab/> * p1 = head1 -&gt; next,</text:p>
      <text:p text:style-name="P4"><text:tab/><text:tab/> * p2 = head2 -&gt; next;</text:p>
      <text:p text:style-name="P4"/>
      <text:p text:style-name="P4"><text:tab/>while(p1 &amp;&amp; p2){</text:p>
      <text:p text:style-name="P4"><text:tab/><text:tab/>Node * tmp = (Node*)malloc(sizeof(Node));</text:p>
      <text:p text:style-name="P4"><text:tab/><text:tab/>if(p1-&gt;e == p2-&gt;e){ </text:p>
      <text:p text:style-name="P4"><text:tab/><text:tab/><text:tab/>if(p1-&gt;c + p2-&gt;c)</text:p>
      <text:p text:style-name="P4"><text:tab/><text:tab/><text:tab/><text:tab/>insert(head,p1-&gt;c+p2-&gt;c,p1-&gt;e);</text:p>
      <text:p text:style-name="P4"><text:tab/><text:tab/><text:tab/>else</text:p>
      <text:p text:style-name="P4"><text:tab/><text:tab/><text:tab/><text:tab/>free(tmp);</text:p>
      <text:p text:style-name="P4"><text:tab/><text:tab/><text:tab/>p1 = p1 -&gt; next;</text:p>
      <text:p text:style-name="P4"><text:tab/><text:tab/><text:tab/>p2 = p2 -&gt; next;</text:p>
      <text:p text:style-name="P4"><text:tab/><text:tab/>}</text:p>
      <text:p text:style-name="P4"><text:tab/><text:tab/>else if(p1-&gt;e &gt; p2-&gt;e){</text:p>
      <text:p text:style-name="P4"><text:tab/><text:tab/><text:tab/>insert(head,p1-&gt;c,p1-&gt;e);</text:p>
      <text:p text:style-name="P4"><text:tab/><text:tab/><text:tab/>p1 = p1 -&gt; next;</text:p>
      <text:p text:style-name="P4"><text:soft-page-break/><text:tab/><text:tab/>}</text:p>
      <text:p text:style-name="P4"><text:tab/><text:tab/>else {</text:p>
      <text:p text:style-name="P4"><text:tab/><text:tab/><text:tab/>insert(head,p2-&gt;c,p2-&gt;e);</text:p>
      <text:p text:style-name="P4"><text:tab/><text:tab/><text:tab/>p2 = p2 -&gt; next;</text:p>
      <text:p text:style-name="P4"><text:tab/><text:tab/>}</text:p>
      <text:p text:style-name="P4"><text:tab/>}</text:p>
      <text:p text:style-name="P4"/>
      <text:p text:style-name="P4"><text:tab/>if(p1)</text:p>
      <text:p text:style-name="P4"><text:tab/><text:tab/>while(p1){</text:p>
      <text:p text:style-name="P4"><text:tab/><text:tab/><text:tab/>insert(head,p1-&gt;c,p1-&gt;e);</text:p>
      <text:p text:style-name="P4"><text:tab/><text:tab/><text:tab/>p1 = p1 -&gt; next;</text:p>
      <text:p text:style-name="P4"><text:tab/><text:tab/>}</text:p>
      <text:p text:style-name="P4"><text:tab/>if(p2)</text:p>
      <text:p text:style-name="P4"><text:tab/><text:tab/>while(p2){</text:p>
      <text:p text:style-name="P4"><text:tab/><text:tab/><text:tab/>insert(head,p2-&gt;c,p2-&gt;e);</text:p>
      <text:p text:style-name="P4"><text:tab/><text:tab/><text:tab/>p2 = p2 -&gt; next;</text:p>
      <text:p text:style-name="P4"><text:tab/><text:tab/>}</text:p>
      <text:p text:style-name="P4"><text:tab/>return head;</text:p>
      <text:p text:style-name="P4">}</text:p>
      <text:p text:style-name="P4"/>
      <text:p text:style-name="P4">Node * findPrevious(Node * head,int e){</text:p>
      <text:p text:style-name="P4"><text:tab/>if(isEmpty(head))</text:p>
      <text:p text:style-name="P4"><text:tab/><text:tab/>return 0;</text:p>
      <text:p text:style-name="P4"/>
      <text:p text:style-name="P4"><text:tab/>Node * tmp = head;</text:p>
      <text:p text:style-name="P4"><text:tab/>while(tmp-&gt;next){</text:p>
      <text:p text:style-name="P4"><text:tab/><text:tab/>if(tmp -&gt;next-&gt;e == e)</text:p>
      <text:p text:style-name="P4"><text:tab/><text:tab/><text:tab/>return tmp;</text:p>
      <text:p text:style-name="P4"><text:tab/><text:tab/>tmp = tmp -&gt; next; </text:p>
      <text:p text:style-name="P4"><text:tab/>}</text:p>
      <text:p text:style-name="P4"/>
      <text:p text:style-name="P4"><text:tab/>return 0;</text:p>
      <text:p text:style-name="P4">}</text:p>
      <text:p text:style-name="P4"/>
      <text:p text:style-name="P4">Node * product(Node * head1,Node * head2){</text:p>
      <text:p text:style-name="P4"><text:tab/></text:p>
      <text:p text:style-name="P4"><text:tab/>if( isEmpty(head1) || isEmpty(head2) )</text:p>
      <text:p text:style-name="P4"><text:tab/><text:tab/>return 0;</text:p>
      <text:p text:style-name="P4"/>
      <text:p text:style-name="P4"><text:tab/>Node * head = createEmptyList(),</text:p>
      <text:p text:style-name="P4"><text:tab/><text:tab/> * p1 = head1 -&gt; next,</text:p>
      <text:p text:style-name="P4"><text:tab/><text:tab/> * p2 = head2 -&gt; next;</text:p>
      <text:p text:style-name="P4"/>
      <text:p text:style-name="P4"><text:tab/>int c,e;</text:p>
      <text:p text:style-name="P4"><text:soft-page-break/></text:p>
      <text:p text:style-name="P4"><text:tab/>while(p1){</text:p>
      <text:p text:style-name="P4"><text:tab/><text:tab/>p2 = head2 -&gt; next;</text:p>
      <text:p text:style-name="P4"><text:tab/><text:tab/>while(p2){</text:p>
      <text:p text:style-name="P4"><text:tab/><text:tab/><text:tab/>c = p1 -&gt; c * p2 -&gt; c;</text:p>
      <text:p text:style-name="P4"><text:tab/><text:tab/><text:tab/>e = p1 -&gt; e + p2 -&gt; e;</text:p>
      <text:p text:style-name="P4"><text:tab/><text:tab/><text:tab/>Node * prev = findPrevious(head,e);</text:p>
      <text:p text:style-name="P4"><text:tab/><text:tab/><text:tab/>if(prev)</text:p>
      <text:p text:style-name="P4"><text:tab/><text:tab/><text:tab/><text:tab/>prev -&gt; next -&gt; c += c;</text:p>
      <text:p text:style-name="P4"><text:tab/><text:tab/><text:tab/>else</text:p>
      <text:p text:style-name="P4"><text:tab/><text:tab/><text:tab/><text:tab/>insert(head,c,e);</text:p>
      <text:p text:style-name="P4"><text:tab/><text:tab/><text:tab/>p2 = p2 -&gt; next;</text:p>
      <text:p text:style-name="P4"/>
      <text:p text:style-name="P4"><text:tab/><text:tab/>}</text:p>
      <text:p text:style-name="P4"><text:tab/><text:tab/>p1 = p1 -&gt; next;</text:p>
      <text:p text:style-name="P4"><text:tab/>}</text:p>
      <text:p text:style-name="P4"/>
      <text:p text:style-name="P4"><text:tab/>return head;</text:p>
      <text:p text:style-name="P4">}</text:p>
      <text:p text:style-name="P4"/>
      <text:p text:style-name="P4"><text:tab/></text:p>
      <text:p text:style-name="P4"><text:tab/></text:p>
      <text:p text:style-name="P5">#main.c</text:p>
      <text:p text:style-name="P5"/>
      <text:p text:style-name="P4">#include &lt;stdio.h&gt;</text:p>
      <text:p text:style-name="P4">#include &lt;stdlib.h&gt;</text:p>
      <text:p text:style-name="P4">#include &lt;ctype.h&gt;</text:p>
      <text:p text:style-name="P4"/>
      <text:p text:style-name="P4">#include "Prototypes.h"</text:p>
      <text:p text:style-name="P4">#include "StructureDefinition.h"</text:p>
      <text:p text:style-name="P4"/>
      <text:p text:style-name="P4">int main(){</text:p>
      <text:p text:style-name="P4"><text:tab/>Node * p1 = createEmptyList(),</text:p>
      <text:p text:style-name="P4"><text:tab/><text:tab/> * p2 = createEmptyList(),</text:p>
      <text:p text:style-name="P4"><text:tab/><text:tab/> * sum,</text:p>
      <text:p text:style-name="P4"><text:tab/><text:tab/> * prod;</text:p>
      <text:p text:style-name="P4"/>
      <text:p text:style-name="P4"><text:tab/>int e,c,stop = 0;</text:p>
      <text:p text:style-name="P4"/>
      <text:p text:style-name="P4"><text:tab/>printf("Enter the first polynomial\n");</text:p>
      <text:p text:style-name="P4"><text:tab/>while(!stop){</text:p>
      <text:p text:style-name="P4"><text:tab/><text:tab/>printf("Enter the coefficient &amp; exponent: ");</text:p>
      <text:p text:style-name="P4"><text:tab/><text:tab/>scanf("%d %d",&amp;c,&amp;e);</text:p>
      <text:p text:style-name="P4"><text:tab/><text:tab/>insert(p1,c,e);</text:p>
      <text:p text:style-name="P4"><text:soft-page-break/><text:tab/><text:tab/>printf("Do you want to stop? 1/0: ");</text:p>
      <text:p text:style-name="P4"><text:tab/><text:tab/>scanf("%d",&amp;stop);</text:p>
      <text:p text:style-name="P4"><text:tab/>}</text:p>
      <text:p text:style-name="P4"/>
      <text:p text:style-name="P4"><text:tab/>printf("\nEnter the second polynomial\n");</text:p>
      <text:p text:style-name="P4"><text:tab/></text:p>
      <text:p text:style-name="P4"><text:tab/>stop = 0;</text:p>
      <text:p text:style-name="P4"><text:tab/>while(!stop){</text:p>
      <text:p text:style-name="P4"><text:tab/><text:tab/>printf("Enter the coefficient &amp; exponent: ");</text:p>
      <text:p text:style-name="P4"><text:tab/><text:tab/>scanf("%d %d",&amp;c,&amp;e);</text:p>
      <text:p text:style-name="P4"><text:tab/><text:tab/>insert(p2,c,e);</text:p>
      <text:p text:style-name="P4"><text:tab/><text:tab/>printf("Do you want to stop? 1/0: ");</text:p>
      <text:p text:style-name="P4"><text:tab/><text:tab/>scanf("%d",&amp;stop);</text:p>
      <text:p text:style-name="P4"><text:tab/>}</text:p>
      <text:p text:style-name="P4"><text:tab/></text:p>
      <text:p text:style-name="P4"><text:tab/>printf("\n");</text:p>
      <text:p text:style-name="P4"><text:tab/>printf("The first polynomial is: ");</text:p>
      <text:p text:style-name="P4"><text:tab/>putList(p1);</text:p>
      <text:p text:style-name="P4"><text:tab/>printf("The second polynomial is : ");</text:p>
      <text:p text:style-name="P4"><text:tab/>putList(p2);</text:p>
      <text:p text:style-name="P4"><text:tab/>sum = addPolynomials(p1,p2);</text:p>
      <text:p text:style-name="P4"><text:tab/>printf("\nThe sum is: ");</text:p>
      <text:p text:style-name="P4"><text:tab/>putList(sum);</text:p>
      <text:p text:style-name="P4"><text:tab/>printf("\nThe product is: ");</text:p>
      <text:p text:style-name="P4"><text:tab/>prod = product(p1,p2);</text:p>
      <text:p text:style-name="P4"><text:tab/>putList(prod);</text:p>
      <text:p text:style-name="P4">}</text:p>
      <text:p text:style-name="P4"/>
      <text:p text:style-name="P4"/>
      <text:p text:style-name="P6">OUTPUT:</text:p>
      <text:p text:style-name="P4"/>
      <text:p text:style-name="P4">Enter the first polynomial</text:p>
      <text:p text:style-name="P4">Enter the coefficient &amp; exponent: <text:s/>3 12</text:p>
      <text:p text:style-name="P4">Do you want to stop? 1/0: 0</text:p>
      <text:p text:style-name="P4">Enter the coefficient &amp; exponent: 8 8</text:p>
      <text:p text:style-name="P4">Do you want to stop? 1/0: 0</text:p>
      <text:p text:style-name="P4">Enter the coefficient &amp; exponent: -22 4</text:p>
      <text:p text:style-name="P4">Do you want to stop? 1/0: 0</text:p>
      <text:p text:style-name="P4">Enter the coefficient &amp; exponent: 3 1</text:p>
      <text:p text:style-name="P4">Do you want to stop? 1/0: 0</text:p>
      <text:p text:style-name="P4">Enter the coefficient &amp; exponent: -7 0</text:p>
      <text:p text:style-name="P4">Do you want to stop? 1/0: 1</text:p>
      <text:p text:style-name="P4"/>
      <text:p text:style-name="P4"/>
      <text:p text:style-name="P4"><text:soft-page-break/>Enter the second polynomial</text:p>
      <text:p text:style-name="P4">Enter the coefficient &amp; exponent: 7 14</text:p>
      <text:p text:style-name="P4">Do you want to stop? 1/0: 0</text:p>
      <text:p text:style-name="P4">Enter the coefficient &amp; exponent: -10 9</text:p>
      <text:p text:style-name="P4">Do you want to stop? 1/0: 0</text:p>
      <text:p text:style-name="P4">Enter the coefficient &amp; exponent: -8 8</text:p>
      <text:p text:style-name="P4">Do you want to stop? 1/0: 0</text:p>
      <text:p text:style-name="P4">Enter the coefficient &amp; exponent: 6 5</text:p>
      <text:p text:style-name="P4">Do you want to stop? 1/0: 0</text:p>
      <text:p text:style-name="P4">Enter the coefficient &amp; exponent: -9 1</text:p>
      <text:p text:style-name="P4">Do you want to stop? 1/0: 1</text:p>
      <text:p text:style-name="P4"/>
      <text:p text:style-name="P4">The first polynomial is: +3x^12 +8x^8 -22x^4 +3x^1 -7x^0 </text:p>
      <text:p text:style-name="P4">The second polynomial is : +7x^14 -10x^9 -8x^8 +6x^5 -9x^1 </text:p>
      <text:p text:style-name="P4"/>
      <text:p text:style-name="P4">The sum is: +7x^14 +3x^12 -10x^9 +6x^5 -22x^4 -6x^1 -7x^0 </text:p>
      <text:p text:style-name="P4"/>
      <text:p text:style-name="P4">The product is: +21x^26 -30x^21 -24x^20 -62x^17 +241x^13 +56x^22 -64x^16 -158x^9 -154x^18 +176x^12 +156x^5 +21x^15 -30x^10 +18x^6 -27x^2 -49x^14 +56x^8 +63x^1</text:p>
      <text:p text:style-name="P4"/>
      <text:p text:style-name="P5">//End of Program</text:p>
      <text:p text:style-name="P4"><text:tab/></text:p>
      <text:p text:style-name="P4"><text:tab/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21:45:48.880649485</meta:creation-date>
    <dc:date>2019-07-13T21:52:48.287159820</dc:date>
    <meta:editing-duration>PT7M</meta:editing-duration>
    <meta:editing-cycles>1</meta:editing-cycles>
    <meta:document-statistic meta:table-count="0" meta:image-count="0" meta:object-count="0" meta:page-count="7" meta:paragraph-count="234" meta:word-count="796" meta:character-count="4875" meta:non-whitespace-character-count="4013"/>
    <meta:generator>LibreOffice/6.0.7.3$Linux_X86_64 LibreOffice_project/00m0$Build-3</meta:generator>
  </office:meta>
</office:document-meta>
</file>